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35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43.52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10.0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value-type" style:repeat-content="false"/>
      <style:paragraph-properties fo:margin-left="0mm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DatosTandeo_D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ater_supply</text:p>
          </table:table-cell>
          <table:table-cell office:value-type="string" calcext:value-type="string">
            <text:p>Frecuencia</text:p>
          </table:table-cell>
          <table:table-cell office:value-type="string" calcext:value-type="string">
            <text:p>Delegac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ete</text:p>
          </table:table-cell>
          <table:table-cell office:value-type="float" office:value="0.940761193" calcext:value-type="float">
            <text:p>0.940761193</text:p>
          </table:table-cell>
          <table:table-cell office:value-type="string" calcext:value-type="string">
            <text:p>Azcapotzal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varo Obregn</text:p>
          </table:table-cell>
          <table:table-cell table:style-name="ce1" table:formula="of:=1-[.B92]" office:value-type="float" office:value="0.086624044126865" calcext:value-type="float">
            <text:p>0.0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alpan</text:p>
          </table:table-cell>
          <table:table-cell office:value-type="float" office:value="1" calcext:value-type="float">
            <text:p>1</text:p>
          </table:table-cell>
          <table:table-cell table:style-name="ce2" table:formula="of:=VLOOKUP([.I2];[.$E$2:.$F$17];2;0)" office:value-type="float" office:value="0.473015483" calcext:value-type="float">
            <text:p>0.47</text:p>
          </table:table-cell>
        </table:table-row>
        <table:table-row table:style-name="ro1">
          <table:table-cell office:value-type="string" calcext:value-type="string">
            <text:p>Cuatro</text:p>
          </table:table-cell>
          <table:table-cell office:value-type="float" office:value="0.028323847" calcext:value-type="float">
            <text:p>0.028323847</text:p>
          </table:table-cell>
          <table:table-cell office:value-type="string" calcext:value-type="string">
            <text:p>Azcapotzal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zcapotzalco</text:p>
          </table:table-cell>
          <table:table-cell table:style-name="ce1" table:formula="of:=1-[.B2]" office:value-type="float" office:value="0.0592388069999999" calcext:value-type="float">
            <text:p>0.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ochimilco</text:p>
          </table:table-cell>
          <table:table-cell office:value-type="float" office:value="2" calcext:value-type="float">
            <text:p>2</text:p>
          </table:table-cell>
          <table:table-cell table:style-name="ce2" table:formula="of:=VLOOKUP([.I3];[.$E$2:.$F$17];2;0)" office:value-type="float" office:value="0.352390108" calcext:value-type="float">
            <text:p>0.35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0.022614901" calcext:value-type="float">
            <text:p>0.022614901</text:p>
          </table:table-cell>
          <table:table-cell office:value-type="string" calcext:value-type="string">
            <text:p>Azcapotzal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ito Jurez</text:p>
          </table:table-cell>
          <table:table-cell table:style-name="ce1" table:formula="of:=1-[.B8]" office:value-type="float" office:value="0.030649572" calcext:value-type="float">
            <text:p>0.0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a Magdalena Contreras</text:p>
          </table:table-cell>
          <table:table-cell office:value-type="float" office:value="3" calcext:value-type="float">
            <text:p>3</text:p>
          </table:table-cell>
          <table:table-cell table:style-name="ce2" table:formula="of:=VLOOKUP([.I4];[.$E$2:.$F$17];2;0)" office:value-type="float" office:value="0.219653571" calcext:value-type="float">
            <text:p>0.22</text:p>
          </table:table-cell>
        </table:table-row>
        <table:table-row table:style-name="ro1">
          <table:table-cell office:value-type="string" calcext:value-type="string">
            <text:p>Uno</text:p>
          </table:table-cell>
          <table:table-cell office:value-type="float" office:value="0.003559596" calcext:value-type="float">
            <text:p>0.003559596</text:p>
          </table:table-cell>
          <table:table-cell office:value-type="string" calcext:value-type="string">
            <text:p>Azcapotzal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yoacn</text:p>
          </table:table-cell>
          <table:table-cell table:style-name="ce1" table:formula="of:=1-[.B14]" office:value-type="float" office:value="0.115869979" calcext:value-type="float">
            <text:p>0.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zcapotzalco</text:p>
          </table:table-cell>
          <table:table-cell office:value-type="float" office:value="4" calcext:value-type="float">
            <text:p>4</text:p>
          </table:table-cell>
          <table:table-cell table:style-name="ce2" table:formula="of:=VLOOKUP([.I5];[.$E$2:.$F$17];2;0)" office:value-type="float" office:value="0.0592388069999999" calcext:value-type="float">
            <text:p>0.06</text:p>
          </table:table-cell>
        </table:table-row>
        <table:table-row table:style-name="ro1">
          <table:table-cell office:value-type="string" calcext:value-type="string">
            <text:p>A veces</text:p>
          </table:table-cell>
          <table:table-cell office:value-type="float" office:value="0.002557132" calcext:value-type="float">
            <text:p>0.002557132</text:p>
          </table:table-cell>
          <table:table-cell office:value-type="string" calcext:value-type="string">
            <text:p>Azcapotzal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ajimalpa de Morelos</text:p>
          </table:table-cell>
          <table:table-cell table:style-name="ce1" table:formula="of:=1-[.B20]" office:value-type="float" office:value="0.237331398" calcext:value-type="float">
            <text:p>0.2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enito Jurez</text:p>
          </table:table-cell>
          <table:table-cell office:value-type="float" office:value="5" calcext:value-type="float">
            <text:p>5</text:p>
          </table:table-cell>
          <table:table-cell table:style-name="ce2" table:formula="of:=VLOOKUP([.I6];[.$E$2:.$F$17];2;0)" office:value-type="float" office:value="0.030649572" calcext:value-type="float">
            <text:p>0.03</text:p>
          </table:table-cell>
        </table:table-row>
        <table:table-row table:style-name="ro1">
          <table:table-cell office:value-type="string" calcext:value-type="string">
            <text:p>No especificado</text:p>
          </table:table-cell>
          <table:table-cell office:value-type="float" office:value="0.002183332" calcext:value-type="float">
            <text:p>0.002183332</text:p>
          </table:table-cell>
          <table:table-cell office:value-type="string" calcext:value-type="string">
            <text:p>Azcapotzalc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auhtmoc</text:p>
          </table:table-cell>
          <table:table-cell table:style-name="ce1" table:formula="of:=1-[.B26]" office:value-type="float" office:value="0.0309313329999999" calcext:value-type="float">
            <text:p>0.0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uauhtmoc</text:p>
          </table:table-cell>
          <table:table-cell office:value-type="float" office:value="6" calcext:value-type="float">
            <text:p>6</text:p>
          </table:table-cell>
          <table:table-cell table:style-name="ce2" table:formula="of:=VLOOKUP([.I7];[.$E$2:.$F$17];2;0)" office:value-type="float" office:value="0.0309313329999999" calcext:value-type="float">
            <text:p>0.03</text:p>
          </table:table-cell>
        </table:table-row>
        <table:table-row table:style-name="ro1">
          <table:table-cell office:value-type="string" calcext:value-type="string">
            <text:p>Siete</text:p>
          </table:table-cell>
          <table:table-cell office:value-type="float" office:value="0.969350428" calcext:value-type="float">
            <text:p>0.969350428</text:p>
          </table:table-cell>
          <table:table-cell office:value-type="string" calcext:value-type="string">
            <text:p>Benito Juárez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stavo A. Madero</text:p>
          </table:table-cell>
          <table:table-cell table:style-name="ce1" table:formula="of:=1-[.B32]" office:value-type="float" office:value="0.07677505" calcext:value-type="float">
            <text:p>0.0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varo Obregn</text:p>
          </table:table-cell>
          <table:table-cell office:value-type="float" office:value="7" calcext:value-type="float">
            <text:p>7</text:p>
          </table:table-cell>
          <table:table-cell table:style-name="ce2" table:formula="of:=VLOOKUP([.I8];[.$E$2:.$F$17];2;0)" office:value-type="float" office:value="0.086624044126865" calcext:value-type="float">
            <text:p>0.09</text:p>
          </table:table-cell>
        </table:table-row>
        <table:table-row table:style-name="ro1">
          <table:table-cell office:value-type="string" calcext:value-type="string">
            <text:p>Cuatro</text:p>
          </table:table-cell>
          <table:table-cell office:value-type="float" office:value="0.020687178" calcext:value-type="float">
            <text:p>0.020687178</text:p>
          </table:table-cell>
          <table:table-cell office:value-type="string" calcext:value-type="string">
            <text:p>Benito Juáre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ztacalco</text:p>
          </table:table-cell>
          <table:table-cell table:style-name="ce1" table:formula="of:=1-[.B38]" office:value-type="float" office:value="0.049195582" calcext:value-type="float">
            <text:p>0.0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ustavo A. Madero</text:p>
          </table:table-cell>
          <table:table-cell office:value-type="float" office:value="8" calcext:value-type="float">
            <text:p>8</text:p>
          </table:table-cell>
          <table:table-cell table:style-name="ce2" table:formula="of:=VLOOKUP([.I9];[.$E$2:.$F$17];2;0)" office:value-type="float" office:value="0.07677505" calcext:value-type="float">
            <text:p>0.08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0.003225499" calcext:value-type="float">
            <text:p>0.003225499</text:p>
          </table:table-cell>
          <table:table-cell office:value-type="string" calcext:value-type="string">
            <text:p>Benito Juáre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ztapalapa</text:p>
          </table:table-cell>
          <table:table-cell table:style-name="ce1" table:formula="of:=1-[.B44]" office:value-type="float" office:value="0.364804965" calcext:value-type="float">
            <text:p>0.3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uajimalpa de Morelos</text:p>
          </table:table-cell>
          <table:table-cell office:value-type="float" office:value="9" calcext:value-type="float">
            <text:p>9</text:p>
          </table:table-cell>
          <table:table-cell table:style-name="ce2" table:formula="of:=VLOOKUP([.I10];[.$E$2:.$F$17];2;0)" office:value-type="float" office:value="0.237331398" calcext:value-type="float">
            <text:p>0.24</text:p>
          </table:table-cell>
        </table:table-row>
        <table:table-row table:style-name="ro1">
          <table:table-cell office:value-type="string" calcext:value-type="string">
            <text:p>Uno</text:p>
          </table:table-cell>
          <table:table-cell office:value-type="float" office:value="0.000491156" calcext:value-type="float">
            <text:p>0.000491156</text:p>
          </table:table-cell>
          <table:table-cell office:value-type="string" calcext:value-type="string">
            <text:p>Benito Juáre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 Magdalena Contreras</text:p>
          </table:table-cell>
          <table:table-cell table:style-name="ce1" table:formula="of:=1-[.B50]" office:value-type="float" office:value="0.219653571" calcext:value-type="float">
            <text:p>0.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iguel Hidalgo</text:p>
          </table:table-cell>
          <table:table-cell office:value-type="float" office:value="10" calcext:value-type="float">
            <text:p>10</text:p>
          </table:table-cell>
          <table:table-cell table:style-name="ce2" table:formula="of:=VLOOKUP([.I11];[.$E$2:.$F$17];2;0)" office:value-type="float" office:value="0.018032003" calcext:value-type="float">
            <text:p>0.02</text:p>
          </table:table-cell>
        </table:table-row>
        <table:table-row table:style-name="ro1">
          <table:table-cell office:value-type="string" calcext:value-type="string">
            <text:p>A veces</text:p>
          </table:table-cell>
          <table:table-cell office:value-type="float" office:value="0.003819284" calcext:value-type="float">
            <text:p>0.003819284</text:p>
          </table:table-cell>
          <table:table-cell office:value-type="string" calcext:value-type="string">
            <text:p>Benito Juárez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lpa Alta</text:p>
          </table:table-cell>
          <table:table-cell table:style-name="ce1" table:formula="of:=1-[.B56]" office:value-type="float" office:value="0.651823388" calcext:value-type="float">
            <text:p>0.6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ztacalco</text:p>
          </table:table-cell>
          <table:table-cell office:value-type="float" office:value="11" calcext:value-type="float">
            <text:p>11</text:p>
          </table:table-cell>
          <table:table-cell table:style-name="ce2" table:formula="of:=VLOOKUP([.I12];[.$E$2:.$F$17];2;0)" office:value-type="float" office:value="0.049195582" calcext:value-type="float">
            <text:p>0.05</text:p>
          </table:table-cell>
        </table:table-row>
        <table:table-row table:style-name="ro1">
          <table:table-cell office:value-type="string" calcext:value-type="string">
            <text:p>No especificado</text:p>
          </table:table-cell>
          <table:table-cell office:value-type="float" office:value="0.002426455" calcext:value-type="float">
            <text:p>0.002426455</text:p>
          </table:table-cell>
          <table:table-cell office:value-type="string" calcext:value-type="string">
            <text:p>Benito Juáre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guel Hidalgo</text:p>
          </table:table-cell>
          <table:table-cell table:style-name="ce1" table:formula="of:=1-[.B62]" office:value-type="float" office:value="0.018032003" calcext:value-type="float">
            <text:p>0.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oyoacn</text:p>
          </table:table-cell>
          <table:table-cell office:value-type="float" office:value="12" calcext:value-type="float">
            <text:p>12</text:p>
          </table:table-cell>
          <table:table-cell table:style-name="ce2" table:formula="of:=VLOOKUP([.I13];[.$E$2:.$F$17];2;0)" office:value-type="float" office:value="0.115869979" calcext:value-type="float">
            <text:p>0.12</text:p>
          </table:table-cell>
        </table:table-row>
        <table:table-row table:style-name="ro1">
          <table:table-cell office:value-type="string" calcext:value-type="string">
            <text:p>Siete</text:p>
          </table:table-cell>
          <table:table-cell office:value-type="float" office:value="0.884130021" calcext:value-type="float">
            <text:p>0.884130021</text:p>
          </table:table-cell>
          <table:table-cell office:value-type="string" calcext:value-type="string">
            <text:p>Coyoacá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lhuac</text:p>
          </table:table-cell>
          <table:table-cell table:style-name="ce1" table:formula="of:=1-[.B68]" office:value-type="float" office:value="0.243139852" calcext:value-type="float">
            <text:p>0.2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enustiano Carranza</text:p>
          </table:table-cell>
          <table:table-cell office:value-type="float" office:value="13" calcext:value-type="float">
            <text:p>13</text:p>
          </table:table-cell>
          <table:table-cell table:style-name="ce2" table:formula="of:=VLOOKUP([.I14];[.$E$2:.$F$17];2;0)" office:value-type="float" office:value="0.03216089" calcext:value-type="float">
            <text:p>0.03</text:p>
          </table:table-cell>
        </table:table-row>
        <table:table-row table:style-name="ro1">
          <table:table-cell office:value-type="string" calcext:value-type="string">
            <text:p>Cuatro</text:p>
          </table:table-cell>
          <table:table-cell office:value-type="float" office:value="0.067753495" calcext:value-type="float">
            <text:p>0.067753495</text:p>
          </table:table-cell>
          <table:table-cell office:value-type="string" calcext:value-type="string">
            <text:p>Coyoacá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lalpan</text:p>
          </table:table-cell>
          <table:table-cell table:style-name="ce1" table:formula="of:=1-[.B74]" office:value-type="float" office:value="0.473015483" calcext:value-type="float">
            <text:p>0.4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lhuac</text:p>
          </table:table-cell>
          <table:table-cell office:value-type="float" office:value="14" calcext:value-type="float">
            <text:p>14</text:p>
          </table:table-cell>
          <table:table-cell table:style-name="ce2" table:formula="of:=VLOOKUP([.I15];[.$E$2:.$F$17];2;0)" office:value-type="float" office:value="0.243139852" calcext:value-type="float">
            <text:p>0.24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0.023978057" calcext:value-type="float">
            <text:p>0.023978057</text:p>
          </table:table-cell>
          <table:table-cell office:value-type="string" calcext:value-type="string">
            <text:p>Coyoacá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nustiano Carranza</text:p>
          </table:table-cell>
          <table:table-cell table:style-name="ce1" table:formula="of:=1-[.B80]" office:value-type="float" office:value="0.03216089" calcext:value-type="float">
            <text:p>0.0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ztapalapa</text:p>
          </table:table-cell>
          <table:table-cell office:value-type="float" office:value="15" calcext:value-type="float">
            <text:p>15</text:p>
          </table:table-cell>
          <table:table-cell table:style-name="ce2" table:formula="of:=VLOOKUP([.I16];[.$E$2:.$F$17];2;0)" office:value-type="float" office:value="0.364804965" calcext:value-type="float">
            <text:p>0.36</text:p>
          </table:table-cell>
        </table:table-row>
        <table:table-row table:style-name="ro1">
          <table:table-cell office:value-type="string" calcext:value-type="string">
            <text:p>Uno</text:p>
          </table:table-cell>
          <table:table-cell office:value-type="float" office:value="0.004706025" calcext:value-type="float">
            <text:p>0.004706025</text:p>
          </table:table-cell>
          <table:table-cell office:value-type="string" calcext:value-type="string">
            <text:p>Coyoacá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ochimilco</text:p>
          </table:table-cell>
          <table:table-cell table:style-name="ce1" table:formula="of:=1-[.B86]" office:value-type="float" office:value="0.352390108" calcext:value-type="float">
            <text:p>0.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ilpa Alta</text:p>
          </table:table-cell>
          <table:table-cell office:value-type="float" office:value="16" calcext:value-type="float">
            <text:p>16</text:p>
          </table:table-cell>
          <table:table-cell table:style-name="ce2" table:formula="of:=VLOOKUP([.I17];[.$E$2:.$F$17];2;0)" office:value-type="float" office:value="0.651823388" calcext:value-type="float">
            <text:p>0.65</text:p>
          </table:table-cell>
        </table:table-row>
        <table:table-row table:style-name="ro1">
          <table:table-cell office:value-type="string" calcext:value-type="string">
            <text:p>A veces</text:p>
          </table:table-cell>
          <table:table-cell office:value-type="float" office:value="0.016346664" calcext:value-type="float">
            <text:p>0.016346664</text:p>
          </table:table-cell>
          <table:table-cell office:value-type="string" calcext:value-type="string">
            <text:p>Coyoacá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especificado</text:p>
          </table:table-cell>
          <table:table-cell office:value-type="float" office:value="0.003085737" calcext:value-type="float">
            <text:p>0.003085737</text:p>
          </table:table-cell>
          <table:table-cell office:value-type="string" calcext:value-type="string">
            <text:p>Coyoacá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ete</text:p>
          </table:table-cell>
          <table:table-cell office:value-type="float" office:value="0.762668602" calcext:value-type="float">
            <text:p>0.762668602</text:p>
          </table:table-cell>
          <table:table-cell office:value-type="string" calcext:value-type="string">
            <text:p>Cuajimalp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atro</text:p>
          </table:table-cell>
          <table:table-cell office:value-type="float" office:value="0.094367008" calcext:value-type="float">
            <text:p>0.094367008</text:p>
          </table:table-cell>
          <table:table-cell office:value-type="string" calcext:value-type="string">
            <text:p>Cuajimalp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0.070844073" calcext:value-type="float">
            <text:p>0.070844073</text:p>
          </table:table-cell>
          <table:table-cell office:value-type="string" calcext:value-type="string">
            <text:p>Cuajimalp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o</text:p>
          </table:table-cell>
          <table:table-cell office:value-type="float" office:value="0.036360451" calcext:value-type="float">
            <text:p>0.036360451</text:p>
          </table:table-cell>
          <table:table-cell office:value-type="string" calcext:value-type="string">
            <text:p>Cuajimalp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veces</text:p>
          </table:table-cell>
          <table:table-cell office:value-type="float" office:value="0.021996447" calcext:value-type="float">
            <text:p>0.021996447</text:p>
          </table:table-cell>
          <table:table-cell office:value-type="string" calcext:value-type="string">
            <text:p>Cuajimalp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especificado</text:p>
          </table:table-cell>
          <table:table-cell office:value-type="float" office:value="0.013763419" calcext:value-type="float">
            <text:p>0.013763419</text:p>
          </table:table-cell>
          <table:table-cell office:value-type="string" calcext:value-type="string">
            <text:p>Cuajimalp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ete</text:p>
          </table:table-cell>
          <table:table-cell office:value-type="float" office:value="0.969068667" calcext:value-type="float">
            <text:p>0.969068667</text:p>
          </table:table-cell>
          <table:table-cell office:value-type="string" calcext:value-type="string">
            <text:p>Cuauhtémo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atro</text:p>
          </table:table-cell>
          <table:table-cell office:value-type="float" office:value="0.018241706" calcext:value-type="float">
            <text:p>0.018241706</text:p>
          </table:table-cell>
          <table:table-cell office:value-type="string" calcext:value-type="string">
            <text:p>Cuauhtémo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0.003089038" calcext:value-type="float">
            <text:p>0.003089038</text:p>
          </table:table-cell>
          <table:table-cell office:value-type="string" calcext:value-type="string">
            <text:p>Cuauhtémo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o</text:p>
          </table:table-cell>
          <table:table-cell office:value-type="float" office:value="0.001088184" calcext:value-type="float">
            <text:p>0.001088184</text:p>
          </table:table-cell>
          <table:table-cell office:value-type="string" calcext:value-type="string">
            <text:p>Cuauhtémo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veces</text:p>
          </table:table-cell>
          <table:table-cell office:value-type="float" office:value="0.004346885" calcext:value-type="float">
            <text:p>0.004346885</text:p>
          </table:table-cell>
          <table:table-cell office:value-type="string" calcext:value-type="string">
            <text:p>Cuauhtémo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especificado</text:p>
          </table:table-cell>
          <table:table-cell office:value-type="float" office:value="0.004165521" calcext:value-type="float">
            <text:p>0.004165521</text:p>
          </table:table-cell>
          <table:table-cell office:value-type="string" calcext:value-type="string">
            <text:p>Cuauhtémo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ete</text:p>
          </table:table-cell>
          <table:table-cell office:value-type="float" office:value="0.92322495" calcext:value-type="float">
            <text:p>0.92322495</text:p>
          </table:table-cell>
          <table:table-cell office:value-type="string" calcext:value-type="string">
            <text:p>Gustavo A. Mader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atro</text:p>
          </table:table-cell>
          <table:table-cell office:value-type="float" office:value="0.060779853" calcext:value-type="float">
            <text:p>0.060779853</text:p>
          </table:table-cell>
          <table:table-cell office:value-type="string" calcext:value-type="string">
            <text:p>Gustavo A. Mader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0.007157077" calcext:value-type="float">
            <text:p>0.007157077</text:p>
          </table:table-cell>
          <table:table-cell office:value-type="string" calcext:value-type="string">
            <text:p>Gustavo A. Mader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o</text:p>
          </table:table-cell>
          <table:table-cell office:value-type="float" office:value="0.00353904" calcext:value-type="float">
            <text:p>0.00353904</text:p>
          </table:table-cell>
          <table:table-cell office:value-type="string" calcext:value-type="string">
            <text:p>Gustavo A. Mader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veces</text:p>
          </table:table-cell>
          <table:table-cell office:value-type="float" office:value="0.002967106" calcext:value-type="float">
            <text:p>0.002967106</text:p>
          </table:table-cell>
          <table:table-cell office:value-type="string" calcext:value-type="string">
            <text:p>Gustavo A. Mader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especificado</text:p>
          </table:table-cell>
          <table:table-cell office:value-type="float" office:value="0.002331975" calcext:value-type="float">
            <text:p>0.002331975</text:p>
          </table:table-cell>
          <table:table-cell office:value-type="string" calcext:value-type="string">
            <text:p>Gustavo A. Mader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ete</text:p>
          </table:table-cell>
          <table:table-cell office:value-type="float" office:value="0.950804418" calcext:value-type="float">
            <text:p>0.950804418</text:p>
          </table:table-cell>
          <table:table-cell office:value-type="string" calcext:value-type="string">
            <text:p>Iztacal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atro</text:p>
          </table:table-cell>
          <table:table-cell office:value-type="float" office:value="0.035498459" calcext:value-type="float">
            <text:p>0.035498459</text:p>
          </table:table-cell>
          <table:table-cell office:value-type="string" calcext:value-type="string">
            <text:p>Iztacal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0.006063153" calcext:value-type="float">
            <text:p>0.006063153</text:p>
          </table:table-cell>
          <table:table-cell office:value-type="string" calcext:value-type="string">
            <text:p>Iztacal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o</text:p>
          </table:table-cell>
          <table:table-cell office:value-type="float" office:value="0.000540281" calcext:value-type="float">
            <text:p>0.000540281</text:p>
          </table:table-cell>
          <table:table-cell office:value-type="string" calcext:value-type="string">
            <text:p>Iztacal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veces</text:p>
          </table:table-cell>
          <table:table-cell office:value-type="float" office:value="0.004042102" calcext:value-type="float">
            <text:p>0.004042102</text:p>
          </table:table-cell>
          <table:table-cell office:value-type="string" calcext:value-type="string">
            <text:p>Iztacal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especificado</text:p>
          </table:table-cell>
          <table:table-cell office:value-type="float" office:value="0.003051587" calcext:value-type="float">
            <text:p>0.003051587</text:p>
          </table:table-cell>
          <table:table-cell office:value-type="string" calcext:value-type="string">
            <text:p>Iztacal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ete</text:p>
          </table:table-cell>
          <table:table-cell office:value-type="float" office:value="0.635195035" calcext:value-type="float">
            <text:p>0.635195035</text:p>
          </table:table-cell>
          <table:table-cell office:value-type="string" calcext:value-type="string">
            <text:p>Iztapalap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atro</text:p>
          </table:table-cell>
          <table:table-cell office:value-type="float" office:value="0.127449025" calcext:value-type="float">
            <text:p>0.127449025</text:p>
          </table:table-cell>
          <table:table-cell office:value-type="string" calcext:value-type="string">
            <text:p>Iztapalap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0.063031915" calcext:value-type="float">
            <text:p>0.063031915</text:p>
          </table:table-cell>
          <table:table-cell office:value-type="string" calcext:value-type="string">
            <text:p>Iztapalap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o</text:p>
          </table:table-cell>
          <table:table-cell office:value-type="float" office:value="0.087194149" calcext:value-type="float">
            <text:p>0.087194149</text:p>
          </table:table-cell>
          <table:table-cell office:value-type="string" calcext:value-type="string">
            <text:p>Iztapalap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veces</text:p>
          </table:table-cell>
          <table:table-cell office:value-type="float" office:value="0.083594858" calcext:value-type="float">
            <text:p>0.083594858</text:p>
          </table:table-cell>
          <table:table-cell office:value-type="string" calcext:value-type="string">
            <text:p>Iztapalap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especificado</text:p>
          </table:table-cell>
          <table:table-cell office:value-type="float" office:value="0.003535018" calcext:value-type="float">
            <text:p>0.003535018</text:p>
          </table:table-cell>
          <table:table-cell office:value-type="string" calcext:value-type="string">
            <text:p>Iztapalap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ete</text:p>
          </table:table-cell>
          <table:table-cell office:value-type="float" office:value="0.780346429" calcext:value-type="float">
            <text:p>0.780346429</text:p>
          </table:table-cell>
          <table:table-cell office:value-type="string" calcext:value-type="string">
            <text:p>La Magdalena Contrer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atro</text:p>
          </table:table-cell>
          <table:table-cell office:value-type="float" office:value="0.143249381" calcext:value-type="float">
            <text:p>0.143249381</text:p>
          </table:table-cell>
          <table:table-cell office:value-type="string" calcext:value-type="string">
            <text:p>La Magdalena Contrer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0.050998271" calcext:value-type="float">
            <text:p>0.050998271</text:p>
          </table:table-cell>
          <table:table-cell office:value-type="string" calcext:value-type="string">
            <text:p>La Magdalena Contrer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o</text:p>
          </table:table-cell>
          <table:table-cell office:value-type="float" office:value="0.013965628" calcext:value-type="float">
            <text:p>0.013965628</text:p>
          </table:table-cell>
          <table:table-cell office:value-type="string" calcext:value-type="string">
            <text:p>La Magdalena Contrer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veces</text:p>
          </table:table-cell>
          <table:table-cell office:value-type="float" office:value="0.011050473" calcext:value-type="float">
            <text:p>0.011050473</text:p>
          </table:table-cell>
          <table:table-cell office:value-type="string" calcext:value-type="string">
            <text:p>La Magdalena Contrer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especificado</text:p>
          </table:table-cell>
          <table:table-cell office:value-type="float" office:value="0.000389817" calcext:value-type="float">
            <text:p>0.000389817</text:p>
          </table:table-cell>
          <table:table-cell office:value-type="string" calcext:value-type="string">
            <text:p>La Magdalena Contrer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ete</text:p>
          </table:table-cell>
          <table:table-cell office:value-type="float" office:value="0.348176612" calcext:value-type="float">
            <text:p>0.348176612</text:p>
          </table:table-cell>
          <table:table-cell office:value-type="string" calcext:value-type="string">
            <text:p>Milpa Al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atro</text:p>
          </table:table-cell>
          <table:table-cell office:value-type="float" office:value="0.357142857" calcext:value-type="float">
            <text:p>0.357142857</text:p>
          </table:table-cell>
          <table:table-cell office:value-type="string" calcext:value-type="string">
            <text:p>Milpa Al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0.141124171" calcext:value-type="float">
            <text:p>0.141124171</text:p>
          </table:table-cell>
          <table:table-cell office:value-type="string" calcext:value-type="string">
            <text:p>Milpa Al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o</text:p>
          </table:table-cell>
          <table:table-cell office:value-type="float" office:value="0.075949367" calcext:value-type="float">
            <text:p>0.075949367</text:p>
          </table:table-cell>
          <table:table-cell office:value-type="string" calcext:value-type="string">
            <text:p>Milpa Al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veces</text:p>
          </table:table-cell>
          <table:table-cell office:value-type="float" office:value="0.074668475" calcext:value-type="float">
            <text:p>0.074668475</text:p>
          </table:table-cell>
          <table:table-cell office:value-type="string" calcext:value-type="string">
            <text:p>Milpa Al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especificado</text:p>
          </table:table-cell>
          <table:table-cell office:value-type="float" office:value="0.002938517" calcext:value-type="float">
            <text:p>0.002938517</text:p>
          </table:table-cell>
          <table:table-cell office:value-type="string" calcext:value-type="string">
            <text:p>Milpa Alt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ete</text:p>
          </table:table-cell>
          <table:table-cell office:value-type="float" office:value="0.981967997" calcext:value-type="float">
            <text:p>0.981967997</text:p>
          </table:table-cell>
          <table:table-cell office:value-type="string" calcext:value-type="string">
            <text:p>Miguel Hidal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atro</text:p>
          </table:table-cell>
          <table:table-cell office:value-type="float" office:value="0.009800549" calcext:value-type="float">
            <text:p>0.009800549</text:p>
          </table:table-cell>
          <table:table-cell office:value-type="string" calcext:value-type="string">
            <text:p>Miguel Hidal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0.000335635" calcext:value-type="float">
            <text:p>0.000335635</text:p>
          </table:table-cell>
          <table:table-cell office:value-type="string" calcext:value-type="string">
            <text:p>Miguel Hidal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o</text:p>
          </table:table-cell>
          <table:table-cell office:value-type="float" office:value="0.000511844" calcext:value-type="float">
            <text:p>0.000511844</text:p>
          </table:table-cell>
          <table:table-cell office:value-type="string" calcext:value-type="string">
            <text:p>Miguel Hidal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veces</text:p>
          </table:table-cell>
          <table:table-cell office:value-type="float" office:value="0.001736912" calcext:value-type="float">
            <text:p>0.001736912</text:p>
          </table:table-cell>
          <table:table-cell office:value-type="string" calcext:value-type="string">
            <text:p>Miguel Hidal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especificado</text:p>
          </table:table-cell>
          <table:table-cell office:value-type="float" office:value="0.005647063" calcext:value-type="float">
            <text:p>0.005647063</text:p>
          </table:table-cell>
          <table:table-cell office:value-type="string" calcext:value-type="string">
            <text:p>Miguel Hidal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ete</text:p>
          </table:table-cell>
          <table:table-cell office:value-type="float" office:value="0.756860148" calcext:value-type="float">
            <text:p>0.756860148</text:p>
          </table:table-cell>
          <table:table-cell office:value-type="string" calcext:value-type="string">
            <text:p>Tlahua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atro</text:p>
          </table:table-cell>
          <table:table-cell office:value-type="float" office:value="0.154263398" calcext:value-type="float">
            <text:p>0.154263398</text:p>
          </table:table-cell>
          <table:table-cell office:value-type="string" calcext:value-type="string">
            <text:p>Tlahua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0.036119263" calcext:value-type="float">
            <text:p>0.036119263</text:p>
          </table:table-cell>
          <table:table-cell office:value-type="string" calcext:value-type="string">
            <text:p>Tlahua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o</text:p>
          </table:table-cell>
          <table:table-cell office:value-type="float" office:value="0.01529045" calcext:value-type="float">
            <text:p>0.01529045</text:p>
          </table:table-cell>
          <table:table-cell office:value-type="string" calcext:value-type="string">
            <text:p>Tlahua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veces</text:p>
          </table:table-cell>
          <table:table-cell office:value-type="float" office:value="0.033744048" calcext:value-type="float">
            <text:p>0.033744048</text:p>
          </table:table-cell>
          <table:table-cell office:value-type="string" calcext:value-type="string">
            <text:p>Tlahua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especificado</text:p>
          </table:table-cell>
          <table:table-cell office:value-type="float" office:value="0.003722694" calcext:value-type="float">
            <text:p>0.003722694</text:p>
          </table:table-cell>
          <table:table-cell office:value-type="string" calcext:value-type="string">
            <text:p>Tlahua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ete</text:p>
          </table:table-cell>
          <table:table-cell office:value-type="float" office:value="0.526984517" calcext:value-type="float">
            <text:p>0.526984517</text:p>
          </table:table-cell>
          <table:table-cell office:value-type="string" calcext:value-type="string">
            <text:p>Tlalp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atro</text:p>
          </table:table-cell>
          <table:table-cell office:value-type="float" office:value="0.14680639" calcext:value-type="float">
            <text:p>0.14680639</text:p>
          </table:table-cell>
          <table:table-cell office:value-type="string" calcext:value-type="string">
            <text:p>Tlalp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0.130741249" calcext:value-type="float">
            <text:p>0.130741249</text:p>
          </table:table-cell>
          <table:table-cell office:value-type="string" calcext:value-type="string">
            <text:p>Tlalp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o</text:p>
          </table:table-cell>
          <table:table-cell office:value-type="float" office:value="0.119860708" calcext:value-type="float">
            <text:p>0.119860708</text:p>
          </table:table-cell>
          <table:table-cell office:value-type="string" calcext:value-type="string">
            <text:p>Tlalp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veces</text:p>
          </table:table-cell>
          <table:table-cell office:value-type="float" office:value="0.071361071" calcext:value-type="float">
            <text:p>0.071361071</text:p>
          </table:table-cell>
          <table:table-cell office:value-type="string" calcext:value-type="string">
            <text:p>Tlalp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especificado</text:p>
          </table:table-cell>
          <table:table-cell office:value-type="float" office:value="0.004246065" calcext:value-type="float">
            <text:p>0.004246065</text:p>
          </table:table-cell>
          <table:table-cell office:value-type="string" calcext:value-type="string">
            <text:p>Tlalp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ete</text:p>
          </table:table-cell>
          <table:table-cell office:value-type="float" office:value="0.96783911" calcext:value-type="float">
            <text:p>0.96783911</text:p>
          </table:table-cell>
          <table:table-cell office:value-type="string" calcext:value-type="string">
            <text:p>Venustiano Carran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atro</text:p>
          </table:table-cell>
          <table:table-cell office:value-type="float" office:value="0.022815576" calcext:value-type="float">
            <text:p>0.022815576</text:p>
          </table:table-cell>
          <table:table-cell office:value-type="string" calcext:value-type="string">
            <text:p>Venustiano Carran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0.002738554" calcext:value-type="float">
            <text:p>0.002738554</text:p>
          </table:table-cell>
          <table:table-cell office:value-type="string" calcext:value-type="string">
            <text:p>Venustiano Carran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o</text:p>
          </table:table-cell>
          <table:table-cell office:value-type="float" office:value="0.000256739" calcext:value-type="float">
            <text:p>0.000256739</text:p>
          </table:table-cell>
          <table:table-cell office:value-type="string" calcext:value-type="string">
            <text:p>Venustiano Carran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veces</text:p>
          </table:table-cell>
          <table:table-cell office:value-type="float" office:value="0.004972187" calcext:value-type="float">
            <text:p>0.004972187</text:p>
          </table:table-cell>
          <table:table-cell office:value-type="string" calcext:value-type="string">
            <text:p>Venustiano Carran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especificado</text:p>
          </table:table-cell>
          <table:table-cell office:value-type="float" office:value="0.001377835" calcext:value-type="float">
            <text:p>0.001377835</text:p>
          </table:table-cell>
          <table:table-cell office:value-type="string" calcext:value-type="string">
            <text:p>Venustiano Carranz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ete</text:p>
          </table:table-cell>
          <table:table-cell office:value-type="float" office:value="0.647609892" calcext:value-type="float">
            <text:p>0.647609892</text:p>
          </table:table-cell>
          <table:table-cell office:value-type="string" calcext:value-type="string">
            <text:p>Xochimil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atro</text:p>
          </table:table-cell>
          <table:table-cell office:value-type="float" office:value="0.217604016" calcext:value-type="float">
            <text:p>0.217604016</text:p>
          </table:table-cell>
          <table:table-cell office:value-type="string" calcext:value-type="string">
            <text:p>Xochimil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0.057052823" calcext:value-type="float">
            <text:p>0.057052823</text:p>
          </table:table-cell>
          <table:table-cell office:value-type="string" calcext:value-type="string">
            <text:p>Xochimil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o</text:p>
          </table:table-cell>
          <table:table-cell office:value-type="float" office:value="0.03816696" calcext:value-type="float">
            <text:p>0.03816696</text:p>
          </table:table-cell>
          <table:table-cell office:value-type="string" calcext:value-type="string">
            <text:p>Xochimil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veces</text:p>
          </table:table-cell>
          <table:table-cell office:value-type="float" office:value="0.038626289" calcext:value-type="float">
            <text:p>0.038626289</text:p>
          </table:table-cell>
          <table:table-cell office:value-type="string" calcext:value-type="string">
            <text:p>Xochimil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especificado</text:p>
          </table:table-cell>
          <table:table-cell office:value-type="float" office:value="0.00094002" calcext:value-type="float">
            <text:p>0.00094002</text:p>
          </table:table-cell>
          <table:table-cell office:value-type="string" calcext:value-type="string">
            <text:p>Xochimil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ete</text:p>
          </table:table-cell>
          <table:table-cell office:value-type="float" office:value="0.913375955873135" calcext:value-type="float">
            <text:p>0.9133759559</text:p>
          </table:table-cell>
          <table:table-cell office:value-type="string" calcext:value-type="string">
            <text:p>Álvaro Obregó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atro</text:p>
          </table:table-cell>
          <table:table-cell office:value-type="float" office:value="0.051324641678158" calcext:value-type="float">
            <text:p>0.0513246417</text:p>
          </table:table-cell>
          <table:table-cell office:value-type="string" calcext:value-type="string">
            <text:p>Álvaro Obregó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0.0105407212402323" calcext:value-type="float">
            <text:p>0.0105407212</text:p>
          </table:table-cell>
          <table:table-cell office:value-type="string" calcext:value-type="string">
            <text:p>Álvaro Obregó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no</text:p>
          </table:table-cell>
          <table:table-cell office:value-type="float" office:value="0.0108593456186536" calcext:value-type="float">
            <text:p>0.0108593456</text:p>
          </table:table-cell>
          <table:table-cell office:value-type="string" calcext:value-type="string">
            <text:p>Álvaro Obregó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veces</text:p>
          </table:table-cell>
          <table:table-cell office:value-type="float" office:value="0.0123166603986461" calcext:value-type="float">
            <text:p>0.0123166604</text:p>
          </table:table-cell>
          <table:table-cell office:value-type="string" calcext:value-type="string">
            <text:p>Álvaro Obregó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 especificado</text:p>
          </table:table-cell>
          <table:table-cell office:value-type="float" office:value="0.00158267519117463" calcext:value-type="float">
            <text:p>0.0015826752</text:p>
          </table:table-cell>
          <table:table-cell office:value-type="string" calcext:value-type="string">
            <text:p>Álvaro Obregón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4T18:16:31.328015388</dc:date>
    <meta:editing-duration>PT13M8S</meta:editing-duration>
    <meta:editing-cycles>1</meta:editing-cycles>
    <meta:document-statistic meta:table-count="1" meta:cell-count="403" meta:object-count="0"/>
    <meta:generator>LibreOffice/5.1.6.2$Linux_X86_64 LibreOffice_project/10m0$Build-2</meta:generator>
  </office:meta>
</office:document-meta>
</file>